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01000002BFDBC0C1730A9BE376.png" manifest:media-type="image/png"/>
  <manifest:file-entry manifest:full-path="Pictures/10000000000000E6000002BB7244D0C89BEB567E.png" manifest:media-type="image/png"/>
  <manifest:file-entry manifest:full-path="Pictures/10000000000000EF000002C14C0F538C743CCD24.png" manifest:media-type="image/png"/>
  <manifest:file-entry manifest:full-path="Pictures/10000000000000F7000002BCECB07F754F03E5DC.png" manifest:media-type="image/png"/>
  <manifest:file-entry manifest:full-path="Pictures/10000000000000FC000002BDAA0DAA82DA52A53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.3957in" svg:height="7.2811in" draw:z-index="0"><draw:image xlink:href="Pictures/10000000000000E6000002BB7244D0C89BEB567E.png" xlink:type="simple" xlink:show="embed" xlink:actuate="onLoad"/></draw:frame><draw:frame draw:style-name="fr1" draw:name="Image2" text:anchor-type="paragraph" svg:width="2.4898in" svg:height="7.3437in" draw:z-index="1"><draw:image xlink:href="Pictures/10000000000000EF000002C14C0F538C743CCD24.png" xlink:type="simple" xlink:show="embed" xlink:actuate="onLoad"/></draw:frame><draw:frame draw:style-name="fr1" draw:name="Image3" text:anchor-type="paragraph" svg:width="2.5728in" svg:height="7.2917in" draw:z-index="2"><draw:image xlink:href="Pictures/10000000000000F7000002BCECB07F754F03E5DC.png" xlink:type="simple" xlink:show="embed" xlink:actuate="onLoad"/></draw:frame><draw:frame draw:style-name="fr1" draw:name="Image4" text:anchor-type="paragraph" svg:width="2.6252in" svg:height="7.302in" draw:z-index="3"><draw:image xlink:href="Pictures/10000000000000FC000002BDAA0DAA82DA52A53F.png" xlink:type="simple" xlink:show="embed" xlink:actuate="onLoad"/></draw:frame><draw:frame draw:style-name="fr1" draw:name="Image5" text:anchor-type="paragraph" svg:width="2.6772in" svg:height="7.3228in" draw:z-index="4"><draw:image xlink:href="Pictures/1000000000000101000002BFDBC0C1730A9BE37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0:38:24.090426091</meta:creation-date>
    <dc:date>2017-12-01T11:17:10.684167271</dc:date>
    <meta:editing-duration>PT10M18S</meta:editing-duration>
    <meta:editing-cycles>1</meta:editing-cycles>
    <meta:document-statistic meta:table-count="0" meta:image-count="5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